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>
      <style:paragraph-properties fo:margin-top="0.1665in" fo:margin-bottom="0.1665in" loext:contextual-spacing="false" fo:line-height="100%"/>
    </style:style>
    <style:style style:name="P2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5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6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7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8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9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0" style:family="paragraph" style:parent-style-name="Standard" style:master-page-name="Standard">
      <style:paragraph-properties style:page-number="1"/>
    </style:style>
    <style:style style:name="P21" style:family="paragraph" style:parent-style-name="Heading_20_1">
      <style:paragraph-properties fo:margin-top="0.3335in" fo:margin-bottom="0.0835in" loext:contextual-spacing="false" fo:line-height="100%" fo:keep-together="auto" fo:keep-with-next="auto"/>
    </style:style>
    <style:style style:name="P22" style:family="paragraph" style:parent-style-name="Heading_20_2">
      <style:paragraph-properties fo:margin-top="0.25in" fo:margin-bottom="0.0555in" loext:contextual-spacing="false" fo:line-height="100%" fo:keep-together="auto" fo:keep-with-next="auto"/>
    </style:style>
    <style:style style:name="P23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P24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23pt" fo:font-weight="bold" style:font-size-asian="23pt" style:font-weight-asian="bold" style:font-size-complex="23pt" style:font-weight-complex="bold"/>
    </style:style>
    <style:style style:name="T2" style:family="text">
      <style:text-properties fo:color="#000000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3" style:family="text">
      <style:text-properties fo:font-size="17pt" fo:font-weight="bold" style:font-size-asian="17pt" style:font-weight-asian="bold" style:font-size-complex="17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rect text:anchor-type="as-char" style:rel-width="100%" draw:z-index="0" draw:style-name="gr1" draw:text-style-name="P24" svg:width="0.0012in" svg:height="0.0213in"><text:p/></draw:rect></text:p>
      <text:p text:style-name="P21"><text:bookmark text:name="_wrk91bfdaj2s"/><text:span text:style-name="T1">A Unified Meta-Mathematical Framework Based on Modal Symmetry, Mono Box Calculus, and Archai Structures</text:span></text:p>
      <text:p text:style-name="P23"><text:bookmark text:name="_nf6c1odmv4yw"/><text:span text:style-name="T2">Draft for Formal Submission</text:span></text:p>
      <text:p text:style-name="P22"><text:bookmark text:name="_nzhm40c3xe57"/><text:span text:style-name="T3">Abstract</text:span></text:p>
      <text:p text:style-name="P1">We propose a unified, monistic meta-mathematical framework grounded in the principles of <text:span text:style-name="T4">Modal Symmetry (MSP)</text:span>, <text:span text:style-name="T4">Meta-Structural Coherence (MSC)</text:span>, and the <text:span text:style-name="T4">Mono Box Calculus (MBC)</text:span>.<text:line-break/> Building on the structural logic of <text:span text:style-name="T4">Archai</text:span>—primitive, irreducible conditions of emergence—we develop a multilevel inheritance tower in which ontological primitives give rise to structural schemas, executable mathematical operators, and finally a cosmological emergent structure described as <text:span text:style-name="T4">Meta-Fractal Cosmology (MFC)</text:span>.</text:p>
      <text:p text:style-name="P1">This tower exhibits strict <text:span text:style-name="T4">transitivity</text:span>, ensuring that all higher-level mathematical and operational constructs remain grounded in a single monistic substrate.<text:line-break/> The result is a coherent formalism capable of expressing deviation, projection, evaluation, adjacency, curvature, modality, polarity, and dynamic evolution within a unified operator framework.<text:line-break/> The system is compatible with classical mathematics, category-theoretic foundations, and structural invariance principles, while extending these traditions into a generative, computationally realizable architecture.</text:p>
      <text:p text:style-name="Standard"><draw:rect text:anchor-type="as-char" style:rel-width="100%" draw:z-index="1" draw:style-name="gr1" draw:text-style-name="P24" svg:width="0.0012in" svg:height="0.0213in"><text:p/></draw:rect></text:p>
      <text:p text:style-name="P21"><text:bookmark text:name="_9ubvmzlwi9qn"/><text:span text:style-name="T1">1. Introduction</text:span></text:p>
      <text:p text:style-name="P1">The search for a unified mathematical and physical ontology often encounters fragmentation between foundational metaphysics, structural logic, and operational formalism.<text:line-break/> In this work we present a four-layer, transitive, monistic tower:</text:p>
      <text:p text:style-name="P1">[<text:line-break/> \text{MSP} \subseteq \text{MSC} \subseteq \text{MBC} \subseteq \text{MFC},<text:line-break/> ]</text:p>
      <text:p text:style-name="P1">in which each layer inherits and refines the properties of all layers below it.<text:line-break/> This allows real-world mathematical structures to emerge naturally from the modal primitives encoded in the base substrate.</text:p>
      <text:p text:style-name="P1">Central to this architecture is the concept of <text:span text:style-name="T4">Archai</text:span>—primitive, irreducible distinctions without which no structure or computation can occur.<text:line-break/> In the presented system, Archai correspond to the <text:span text:style-name="T4">modal primitives</text:span> of MSP (OA, IGS) and the <text:span text:style-name="T4">proto-operators</text:span> (δ*, Φ*, Π*, χ*, Ω*, ρ*).<text:line-break/> These proto-forms are not yet formal operators but represent the minimal “difference conditions” necessary for existence and transformation.</text:p>
      <text:p text:style-name="P1">The Mono Box Calculus (MBC) provides the computational engine that operationalizes these Archai across thirteen structural tiers.<text:line-break/> Real-world mathematics is incorporated at this stage, inheriting the constraints of both MSP and MSC.</text:p>
      <text:p text:style-name="Standard"><draw:rect text:anchor-type="as-char" style:rel-width="100%" draw:z-index="2" draw:style-name="gr1" draw:text-style-name="P24" svg:width="0.0012in" svg:height="0.0213in"><text:p/></draw:rect></text:p>
      <text:p text:style-name="P21"><text:bookmark text:name="_yalmyi7mp2cd"/><text:span text:style-name="T1">2. Modal Symmetry Paradigm (MSP): Archai as Proto-Ontology</text:span></text:p>
      <text:p text:style-name="P1">The system begins with MSP, a layer that captures the modal conditions of existence before any formal structure arises.<text:line-break/> MSP provides:</text:p>
      <text:list xml:id="list2156034717" text:style-name="WWNum2">
        <text:list-item>
          <text:p text:style-name="P2"><text:span text:style-name="T4">Modal duality</text:span>: OA (realization-pressure) and IGS (non-being / symmetry reservoir)<text:line-break/></text:p>
        </text:list-item>
        <text:list-item>
          <text:p text:style-name="P8"><text:span text:style-name="T4">Parity structure</text:span>: ( +1, -1, 0 ) as modal signatures<text:line-break/></text:p>
        </text:list-item>
        <text:list-item>
          <text:p text:style-name="P8"><text:span text:style-name="T4">Proto-operators</text:span>: δ*, Φ*, Π*, χ*, Ω*, ρ*<text:line-break/></text:p>
        </text:list-item>
        <text:list-item>
          <text:p text:style-name="P14"><text:span text:style-name="T4">Proto-coherence</text:span>: the conditions under which distinctions can persist or dissolve<text:line-break/></text:p>
        </text:list-item>
      </text:list>
      <text:p text:style-name="P1">In Archai terminology, MSP corresponds to the <text:span text:style-name="T4">pre-formal differentiations</text:span>, the “seeds” of structure not yet captured by formal logic or algebra.</text:p>
      <text:p text:style-name="P1">These proto-entities remain intentionally under-specified; their function is to impose the <text:span text:style-name="T5">minimum ontological commitments</text:span> necessary to support emergent structure.</text:p>
      <text:p text:style-name="Standard"><draw:rect text:anchor-type="as-char" style:rel-width="100%" draw:z-index="3" draw:style-name="gr1" draw:text-style-name="P24" svg:width="0.0012in" svg:height="0.0213in"><text:p/></draw:rect></text:p>
      <text:p text:style-name="P21"><text:bookmark text:name="_evlee9vcq5r6"/><text:span text:style-name="T1">3. Meta-Structural Coherence (MSC): Organization of Archai</text:span></text:p>
      <text:p text:style-name="P1">MSC transforms MSP’s proto-operators into <text:span text:style-name="T4">structural schemas</text:span>.<text:line-break/> These schemas define:</text:p>
      <text:list xml:id="list1233343559" text:style-name="WWNum5">
        <text:list-item>
          <text:p text:style-name="P3"><text:soft-page-break/>admissible compositions<text:line-break/></text:p>
        </text:list-item>
        <text:list-item>
          <text:p text:style-name="P9">layer-to-layer alignment<text:line-break/></text:p>
        </text:list-item>
        <text:list-item>
          <text:p text:style-name="P9">modal preservation rules<text:line-break/></text:p>
        </text:list-item>
        <text:list-item>
          <text:p text:style-name="P9">coherence invariants<text:line-break/></text:p>
        </text:list-item>
        <text:list-item>
          <text:p text:style-name="P15">cross-tier structural constraints<text:line-break/></text:p>
        </text:list-item>
      </text:list>
      <text:p text:style-name="P1">MSC constitutes the architectural blueprint of the system.<text:line-break/> It does not introduce new ontological substance; instead, it refines MSP’s Archai into a network of relational invariants consistent with category theory, fixed-point logic, and renormalization-style coherence.</text:p>
      <text:p text:style-name="Standard"><draw:rect text:anchor-type="as-char" style:rel-width="100%" draw:z-index="4" draw:style-name="gr1" draw:text-style-name="P24" svg:width="0.0012in" svg:height="0.0213in"><text:p/></draw:rect></text:p>
      <text:p text:style-name="P21"><text:bookmark text:name="_bduor81m817z"/><text:span text:style-name="T1">4. Mono Box Calculus (MBC): Executable Mathematics</text:span></text:p>
      <text:p text:style-name="P1">MBC is the operational core of the framework.<text:line-break/> It instantiates the MSC schemas as concrete operators across <text:span text:style-name="T4">thirteen structural tiers (T00–T13)</text:span>.<text:line-break/> Each tier contains seven formal components:</text:p>
      <text:p text:style-name="P1">[<text:line-break/> \text{metadata},; \text{operator pack},; \text{interaction table},;<text:line-break/> \text{axiom box},; \text{rewrite system},; \text{module pack},;<text:line-break/> \text{invariants}.<text:line-break/> ]</text:p>
      <text:p text:style-name="P1">The fundamental operators—δ, Φ, Π, μ, λ, ψ, Σ, Θ, χ, Ω, and ρ—together define a complete formal calculus, capable of expressing:</text:p>
      <text:list xml:id="list3862456827" text:style-name="WWNum4">
        <text:list-item>
          <text:p text:style-name="P4">deviation and difference geometry<text:line-break/></text:p>
        </text:list-item>
        <text:list-item>
          <text:p text:style-name="P10">modal projection<text:line-break/></text:p>
        </text:list-item>
        <text:list-item>
          <text:p text:style-name="P10">truth-evaluation and admissibility<text:line-break/></text:p>
        </text:list-item>
        <text:list-item>
          <text:p text:style-name="P10">adjacency and local weight<text:line-break/></text:p>
        </text:list-item>
        <text:list-item>
          <text:p text:style-name="P10">curvature, deformation, and flow<text:line-break/></text:p>
        </text:list-item>
        <text:list-item>
          <text:p text:style-name="P10">waveform interaction<text:line-break/></text:p>
        </text:list-item>
        <text:list-item>
          <text:p text:style-name="P10">polarity logic<text:line-break/></text:p>
        </text:list-item>
        <text:list-item>
          <text:p text:style-name="P10">temporal evolution<text:line-break/></text:p>
        </text:list-item>
        <text:list-item>
          <text:p text:style-name="P10">global normalization<text:line-break/></text:p>
        </text:list-item>
        <text:list-item>
          <text:p text:style-name="P16">meta-coherence<text:line-break/></text:p>
        </text:list-item>
      </text:list>
      <text:p text:style-name="P1">Real-world mathematics is incorporated at this layer by embedding classical algebraic, topological, and geometric structures inside the MBC operator system.<text:line-break/> This ensures that traditional mathematics becomes an <text:span text:style-name="T5">effective theory</text:span> of the deeper MSP substrate.</text:p>
      <text:p text:style-name="Standard"><draw:rect text:anchor-type="as-char" style:rel-width="100%" draw:z-index="5" draw:style-name="gr1" draw:text-style-name="P24" svg:width="0.0012in" svg:height="0.0213in"><text:p/></draw:rect></text:p>
      <text:p text:style-name="P21"><text:bookmark text:name="_nbsf8jya85ep"/><text:span text:style-name="T1">5. Meta-Fractal Cosmology (MFC): Emergent Archetype</text:span></text:p>
      <text:p text:style-name="P1">MFC is not a proto-layer; it is the fully evolved archetype produced when MBC operators execute across scales.<text:line-break/> It constitutes the cosmological expression of the IGSOA architecture, characterized by:</text:p>
      <text:list xml:id="list1518167841" text:style-name="WWNum6">
        <text:list-item>
          <text:p text:style-name="P5">fractal δ-hierarchies<text:line-break/></text:p>
        </text:list-item>
        <text:list-item>
          <text:p text:style-name="P11"><text:soft-page-break/>large-scale cosmic adjacency graphs<text:line-break/></text:p>
        </text:list-item>
        <text:list-item>
          <text:p text:style-name="P11">renormalization cascades<text:line-break/></text:p>
        </text:list-item>
        <text:list-item>
          <text:p text:style-name="P11">curvature aggregation<text:line-break/></text:p>
        </text:list-item>
        <text:list-item>
          <text:p text:style-name="P11">multi-scale modal symmetry preservation<text:line-break/></text:p>
        </text:list-item>
        <text:list-item>
          <text:p text:style-name="P17">global coherence (ρ-NF)<text:line-break/></text:p>
        </text:list-item>
      </text:list>
      <text:p text:style-name="P1">In this view, cosmology is not a separate field but the <text:span text:style-name="T5">natural culmination</text:span> of the Archai → Schema → Operator sequence.</text:p>
      <text:p text:style-name="Standard"><draw:rect text:anchor-type="as-char" style:rel-width="100%" draw:z-index="6" draw:style-name="gr1" draw:text-style-name="P24" svg:width="0.0012in" svg:height="0.0213in"><text:p/></draw:rect></text:p>
      <text:p text:style-name="P21"><text:bookmark text:name="_lby4z7kqicgm"/><text:span text:style-name="T1">6. Structural Transitivity and the Tower Principle</text:span></text:p>
      <text:p text:style-name="P1">The system’s coherence is governed by <text:span text:style-name="T4">Structural Transitivity</text:span>:</text:p>
      <text:p text:style-name="P1">[<text:line-break/> (\text{MSP} \subseteq \text{MSC}) \ \text{and} \<text:line-break/> (\text{MSC} \subseteq \text{MBC}) \Rightarrow<text:line-break/> \text{MSP} \subseteq \text{MBC}.<text:line-break/> ]</text:p>
      <text:p text:style-name="P1">And further:</text:p>
      <text:p text:style-name="P1">[<text:line-break/> \text{MSP} \subseteq \text{MFC},\quad<text:line-break/> \text{MSC} \subseteq \text{MFC},\quad<text:line-break/> \text{MBC} \subseteq \text{MFC}.<text:line-break/> ]</text:p>
      <text:p text:style-name="P1">This ensures that every construct—mathematical, computational, or cosmological—retains the proto-modal characteristics of the Archai.</text:p>
      <text:p text:style-name="P1">This transitivity principle aligns with multilevel inheritance in computer science, tower-of-extensions in algebra, filtrations in topology, and effective field hierarchies in physics.</text:p>
      <text:p text:style-name="Standard"><draw:rect text:anchor-type="as-char" style:rel-width="100%" draw:z-index="7" draw:style-name="gr1" draw:text-style-name="P24" svg:width="0.0012in" svg:height="0.0213in"><text:p/></draw:rect></text:p>
      <text:p text:style-name="P21"><text:bookmark text:name="_uz9kedd58sof"/><text:span text:style-name="T1">7. Conclusion</text:span></text:p>
      <text:p text:style-name="P1">The proposed framework presents a unified monistic structure in which:</text:p>
      <text:list xml:id="list3393825309" text:style-name="WWNum3">
        <text:list-item>
          <text:p text:style-name="P6">modal primitives (Archai)<text:line-break/></text:p>
        </text:list-item>
        <text:list-item>
          <text:p text:style-name="P12">structural schemas<text:line-break/></text:p>
        </text:list-item>
        <text:list-item>
          <text:p text:style-name="P12">executable mathematical operators<text:line-break/></text:p>
        </text:list-item>
        <text:list-item>
          <text:p text:style-name="P18">and cosmological emergence<text:line-break/></text:p>
        </text:list-item>
      </text:list>
      <text:p text:style-name="P1">are arranged into a coherent, inheritance-driven tower.</text:p>
      <text:p text:style-name="P1">By grounding real-world mathematics and cosmological modeling in the deeper modal and structural principles of MSP and MSC, IGSOA offers a promising avenue toward a truly integrative ontology capable of bridging foundational metaphysics, abstract mathematics, and physical cosmology.</text:p>
      <text:p text:style-name="P1">Future work will extend this foundation into:</text:p>
      <text:list xml:id="list2134709915" text:style-name="WWNum1">
        <text:list-item>
          <text:p text:style-name="P7">full categorical semantics<text:line-break/></text:p>
        </text:list-item>
        <text:list-item>
          <text:p text:style-name="P13">computational realizations<text:line-break/></text:p>
        </text:list-item>
        <text:list-item>
          <text:p text:style-name="P13"><text:soft-page-break/>diagrammatic formalism<text:line-break/></text:p>
        </text:list-item>
        <text:list-item>
          <text:p text:style-name="P19">and physical modeling using MFC fractal dynamics.<text:line-break/></text:p>
        </text:list-item>
      </text:list>
      <text:p text:style-name="Standard"><draw:rect text:anchor-type="as-char" style:rel-width="100%" draw:z-index="8" draw:style-name="gr1" draw:text-style-name="P24" svg:width="0.0012in" svg:height="0.0213in"><text:p/></draw:rec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80" meta:word-count="895" meta:character-count="6667" meta:non-whitespace-character-count="5822"/>
    <meta:generator>LibreOfficeDev/6.0.5.2$Linux_X86_64 LibreOffice_project/</meta:generator>
  </office:meta>
</office:document-meta>
</file>